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_36_._20_Respuesta_20_nivel_20_1">
      <style:text-properties officeooo:rsid="00164d29" officeooo:paragraph-rsid="00164d29"/>
    </style:style>
    <style:style style:name="P3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4" style:family="paragraph" style:parent-style-name="Title">
      <style:text-properties fo:font-size="32pt" officeooo:rsid="001b8cde" officeooo:paragraph-rsid="001b8cde" style:font-size-asian="32pt" style:font-size-complex="32pt"/>
    </style:style>
    <style:style style:name="P5" style:family="paragraph" style:parent-style-name="_32_._20_Intro_20_Portada">
      <style:text-properties officeooo:rsid="001b8cde" officeooo:paragraph-rsid="001b8cde"/>
    </style:style>
    <style:style style:name="P6" style:family="paragraph" style:parent-style-name="_35_._20_Actividad_20_propuesta" style:list-style-name="Numbering_20_123"/>
    <style:style style:name="P7" style:family="paragraph" style:parent-style-name="_35_._20_Actividad_20_propuesta" style:list-style-name="Numbering_20_123">
      <style:text-properties officeooo:paragraph-rsid="00164d29"/>
    </style:style>
    <style:style style:name="P8" style:family="paragraph" style:parent-style-name="_35_._20_Actividad_20_propuesta" style:list-style-name="Numbering_20_123">
      <style:text-properties officeooo:rsid="00164d29" officeooo:paragraph-rsid="00164d29"/>
    </style:style>
    <style:style style:name="P9" style:family="paragraph" style:parent-style-name="_36_._20_Respuesta_20_nivel_20_1">
      <style:text-properties officeooo:rsid="001b8cde" officeooo:paragraph-rsid="001b8cde"/>
    </style:style>
    <style:style style:name="P10" style:family="paragraph" style:parent-style-name="_37_._20_Subactividad" style:list-style-name="Numbering_20_abc">
      <style:text-properties officeooo:rsid="00164d29" officeooo:paragraph-rsid="00164d29"/>
    </style:style>
    <style:style style:name="P11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12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P13" style:family="paragraph" style:parent-style-name="Standard" style:list-style-name="L1">
      <style:text-properties style:font-name="Candara" officeooo:rsid="00164d29" officeooo:paragraph-rsid="00164d29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Actividad Cisco 3</text:p>
      <text:p text:style-name="P3"><text:span text:style-name="T4"/></text:p>
      <text:p text:style-name="P5">Respuestas</text:p>
      <text:h text:style-name="P12" text:outline-level="1">Parte 1</text:h>
      <text:list text:style-name="Numbering_20_123">
        <text:list-item>
          <text:h text:style-name="_35_._20_Actividad_20_propuesta" text:outline-level="1">What is the IP address of the computer?</text:h>
        </text:list-item>
      </text:list>
      <text:h text:style-name="P9" text:outline-level="1">192.168.0.100</text:h>
      <text:h text:style-name="P9" text:outline-level="1"/>
      <text:list text:continue-numbering="true" text:style-name="Numbering_20_123">
        <text:list-item>
          <text:h text:style-name="_35_._20_Actividad_20_propuesta" text:outline-level="1">What is the subnet mask of the computer?</text:h>
        </text:list-item>
      </text:list>
      <text:h text:style-name="P9" text:outline-level="1">255.255.255.0</text:h>
      <text:h text:style-name="P9" text:outline-level="1"/>
      <text:list text:continue-numbering="true" text:style-name="Numbering_20_123">
        <text:list-item>
          <text:h text:style-name="_35_._20_Actividad_20_propuesta" text:outline-level="1">What is the default gateway of the computer?</text:h>
        </text:list-item>
      </text:list>
      <text:h text:style-name="P9" text:outline-level="1">192.168.0.100</text:h>
      <text:h text:style-name="P9" text:outline-level="1"/>
      <text:list text:continue-numbering="true" text:style-name="Numbering_20_123">
        <text:list-item>
          <text:h text:style-name="_35_._20_Actividad_20_propuesta" text:outline-level="1">Is the IP address for Admin within this range? Is it expected? Explain your answer.</text:h>
        </text:list-item>
      </text:list>
      <text:h text:style-name="P9" text:outline-level="1">Si está dentro del rango porque el equipo “admin” está configurado en DHCP.</text:h>
      <text:h text:style-name="P9" text:outline-level="1"/>
      <text:h text:style-name="P9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4-02-18T00:56:58.967000255">18 de febrero de 2024</text:date></text:p>
      </style:header>
      <style:footer>
        <text:p text:style-name="MP2"><text:tab/><text:tab/><text:bookmark-start text:name="PageNumWizard_FOOTER_Estilo de página predeterminado1"/><text:page-number text:select-page="current">3</text:page-number> / <text:page-count>3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00:22:10.880000000</meta:creation-date>
    <meta:editing-duration>PT24M28S</meta:editing-duration>
    <meta:editing-cycles>2</meta:editing-cycles>
    <meta:generator>LibreOffice/24.2.0.3$Windows_X86_64 LibreOffice_project/da48488a73ddd66ea24cf16bbc4f7b9c08e9bea1</meta:generator>
    <dc:date>2024-02-18T00:56:58.932000000</dc:date>
    <meta:document-statistic meta:table-count="0" meta:image-count="0" meta:object-count="0" meta:page-count="3" meta:paragraph-count="13" meta:word-count="78" meta:character-count="479" meta:non-whitespace-character-count="373"/>
  </office:meta>
</office:document-meta>
</file>